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text-properties style:font-name="Liberation Sans" officeooo:rsid="000a7932" officeooo:paragraph-rsid="000fa789"/>
    </style:style>
    <style:style style:name="P4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ans" fo:font-size="14pt" fo:font-weight="bold" officeooo:rsid="000a7932" officeooo:paragraph-rsid="000a793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bold" officeooo:rsid="000a7932" officeooo:paragraph-rsid="000fa78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2pt" fo:font-weight="normal" officeooo:rsid="00131ebd" officeooo:paragraph-rsid="00131eb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normal" officeooo:rsid="001406b6" officeooo:paragraph-rsid="001406b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style:text-underline-style="none" fo:font-weight="normal" officeooo:rsid="00131ebd" officeooo:paragraph-rsid="00131ebd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officeooo:rsid="001406b6" officeooo:paragraph-rsid="00146a53"/>
    </style:style>
    <style:style style:name="P11" style:family="paragraph" style:parent-style-name="Standard">
      <style:text-properties style:font-name="Liberation Sans" officeooo:rsid="0015d3fe" officeooo:paragraph-rsid="0015d3fe"/>
    </style:style>
    <style:style style:name="P12" style:family="paragraph" style:parent-style-name="Standard">
      <style:text-properties style:font-name="Liberation Sans" officeooo:rsid="0017853a" officeooo:paragraph-rsid="0017853a"/>
    </style:style>
    <style:style style:name="P13" style:family="paragraph" style:parent-style-name="Standard">
      <style:text-properties style:font-name="Liberation Sans" officeooo:rsid="0018be31" officeooo:paragraph-rsid="0018be31"/>
    </style:style>
    <style:style style:name="P14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fa789" officeooo:paragraph-rsid="000fa789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fa789" officeooo:paragraph-rsid="000fa789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a7932" officeooo:paragraph-rsid="000fa789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1777e" officeooo:paragraph-rsid="0011777e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normal" officeooo:rsid="000a7932" officeooo:paragraph-rsid="000fa789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a7932" officeooo:paragraph-rsid="000fa789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0fa789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11777e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ff3333" style:font-name="Liberation Sans" officeooo:rsid="0015d3fe" officeooo:paragraph-rsid="0015d3fe"/>
    </style:style>
    <style:style style:name="P24" style:family="paragraph" style:parent-style-name="Table_20_Contents">
      <style:text-properties fo:color="#000000" style:font-name="Liberation Sans" fo:font-size="10pt" officeooo:rsid="000f5eb8" officeooo:paragraph-rsid="000f5eb8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f5eb8" officeooo:paragraph-rsid="000f5eb8" style:font-size-asian="10pt" style:font-size-complex="10pt"/>
    </style:style>
    <style:style style:name="P26" style:family="paragraph" style:parent-style-name="Table_20_Contents">
      <style:text-properties fo:color="#000000" style:font-name="Liberation Sans" fo:font-size="10pt" officeooo:rsid="000fa789" officeooo:paragraph-rsid="000fa789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 style:parent-style-name="Standard">
      <style:text-properties style:font-name="Liberation Sans" officeooo:rsid="00146a53" officeooo:paragraph-rsid="00146a53"/>
    </style:style>
    <style:style style:name="P32" style:family="paragraph" style:parent-style-name="Standard">
      <style:text-properties style:font-name="Liberation Sans" officeooo:rsid="001ad9dd" officeooo:paragraph-rsid="001ad9dd"/>
    </style:style>
    <style:style style:name="P33" style:family="paragraph" style:parent-style-name="Standard">
      <style:text-properties style:font-name="Liberation Sans" officeooo:rsid="0019e876" officeooo:paragraph-rsid="0019e876"/>
    </style:style>
    <style:style style:name="P34" style:family="paragraph" style:parent-style-name="Standard">
      <style:text-properties style:font-name="Liberation Sans" officeooo:rsid="000d60a6" officeooo:paragraph-rsid="0011777e"/>
    </style:style>
    <style:style style:name="P35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normal" officeooo:rsid="000a7932" officeooo:paragraph-rsid="000fa789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0fa789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1c23d7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1e533a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11777e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1e533a" officeooo:paragraph-rsid="001e533a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Liberation Sans" fo:font-size="14pt" style:text-underline-style="solid" style:text-underline-width="auto" style:text-underline-color="font-color" fo:font-weight="bold" officeooo:rsid="001eca15" officeooo:paragraph-rsid="001eca15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Liberation Sans" fo:font-size="12pt" style:text-underline-style="none" fo:font-weight="normal" officeooo:rsid="001ad9dd" officeooo:paragraph-rsid="000fa78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Liberation Sans" fo:font-size="12pt" style:text-underline-style="none" fo:font-weight="normal" officeooo:rsid="001ad9dd" officeooo:paragraph-rsid="001ad9dd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Liberation Sans" fo:font-size="12pt" style:text-underline-style="none" fo:font-weight="normal" officeooo:rsid="001c23d7" officeooo:paragraph-rsid="001c23d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Liberation Sans" fo:font-size="12pt" style:text-underline-style="none" fo:font-weight="normal" officeooo:rsid="001eca15" officeooo:paragraph-rsid="001eca15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ff3333" style:font-name="Liberation Sans" fo:font-size="12pt" style:text-underline-style="none" fo:font-weight="normal" officeooo:rsid="001ad9dd" officeooo:paragraph-rsid="001ad9dd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ff3333" style:font-name="Liberation Sans" fo:font-size="12pt" style:text-underline-style="none" fo:font-weight="normal" officeooo:rsid="001eca15" officeooo:paragraph-rsid="001eca15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ff3333" style:font-name="Liberation Sans" fo:font-size="12pt" style:text-underline-style="none" fo:font-weight="normal" officeooo:rsid="001e533a" officeooo:paragraph-rsid="001e533a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ff3333" style:font-name="Liberation Sans" fo:font-size="12pt" style:text-underline-style="none" fo:font-weight="normal" officeooo:rsid="001c23d7" officeooo:paragraph-rsid="001c23d7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text-properties fo:color="#ff3333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ff3333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ff3333" style:font-name="Liberation Sans" fo:font-size="14pt" style:text-underline-style="solid" style:text-underline-width="auto" style:text-underline-color="font-color" fo:font-weight="bold" officeooo:rsid="000fa789" officeooo:paragraph-rsid="001c23d7" style:font-size-asian="14pt" style:font-weight-asian="bold" style:font-size-complex="14pt" style:font-weight-complex="bold"/>
    </style:style>
    <style:style style:name="T1" style:family="text">
      <style:text-properties officeooo:rsid="000fa789"/>
    </style:style>
    <style:style style:name="T2" style:family="text">
      <style:text-properties officeooo:rsid="0011777e"/>
    </style:style>
    <style:style style:name="T3" style:family="text">
      <style:text-properties fo:color="#ff3333"/>
    </style:style>
    <style:style style:name="T4" style:family="text">
      <style:text-properties fo:color="#ff3333" officeooo:rsid="001c23d7"/>
    </style:style>
    <style:style style:name="T5" style:family="text">
      <style:text-properties officeooo:rsid="00146a53"/>
    </style:style>
    <style:style style:name="T6" style:family="text">
      <style:text-properties officeooo:rsid="0017853a"/>
    </style:style>
    <style:style style:name="T7" style:family="text">
      <style:text-properties officeooo:rsid="0018be31"/>
    </style:style>
    <style:style style:name="T8" style:family="text">
      <style:text-properties officeooo:rsid="001c23d7"/>
    </style:style>
    <style:style style:name="T9" style:family="text">
      <style:text-properties officeooo:rsid="001e533a"/>
    </style:style>
    <style:style style:name="T10" style:family="text">
      <style:text-properties officeooo:rsid="001ec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Systemweite Anforderungsanalyse</text:p>
      <text:p text:style-name="P4"/>
      <text:p text:style-name="P4"/>
      <text:p text:style-name="P16">1. Einleitung</text:p>
      <text:p text:style-name="P4"/>
      <text:p text:style-name="P9">In diesem Systemweiten Anforderungsanalyse Dokument werden die Systemweite Anforderungen genau detailliert beschrieben um das Verständnis der Systemweiten Anforderungen zu validieren, die Übereinstimmung mit der Erwartung der Stakeholder sicherzustellen.</text:p>
      <text:p text:style-name="P4"/>
      <text:p text:style-name="P4"/>
      <text:p text:style-name="P16">2. Systemweite funktionale Anforderungen</text:p>
      <text:p text:style-name="P5"/>
      <text:p text:style-name="P7">Authentifizierung wird nicht in das System implementiert.</text:p>
      <text:p text:style-name="P7">Das System wird mit Open-Source-Software erstellt deshalb müssen alle Open-Source-Vereinbarungen eingehalten werden, Überwachung von Lizenzen ist nicht nötig.</text:p>
      <text:p text:style-name="P7">Es wird keine Druckfunktion implementiert.</text:p>
      <text:p text:style-name="P7">Es wird Berichtserstattungsfähigkeit in Form einer „Log“-Datei erstellt mit Datum und Lokal automatisch abgespeichert.</text:p>
      <text:p text:style-name="P7">Es wird kein Schutz des Zugriffs auf bestimmte Ressourcen oder Informationen benötigt.</text:p>
      <text:p text:style-name="P7">Die Anwendung muss nur auf einen Computer laufen, keine andere Medien werden benötigt.</text:p>
      <text:p text:style-name="P7">Die Anwendung läuft Lokal.</text:p>
      <text:p text:style-name="P7">Alle Informationen kommen in Textformat (String) die Verarbeitet von das System müssen.</text:p>
      <text:p text:style-name="P8">Als Speichermedien steht eine Festplatte mit <text:span text:style-name="T3">XXX</text:span> GB zur Verfügung.</text:p>
      <text:p text:style-name="P8">Das System muss folgende Funktionen <text:span text:style-name="T3">XXX</text:span> annehmen, verstehen und verarbeiten können.</text:p>
      <text:p text:style-name="P5"/>
      <text:p text:style-name="P5"/>
      <text:p text:style-name="P16">3. Systemqualitäten</text:p>
      <text:p text:style-name="P5"/>
      <text:p text:style-name="P5">3.<text:span text:style-name="T1">1</text:span> <text:span text:style-name="T1">Usability</text:span></text:p>
      <text:p text:style-name="P2"/>
      <text:p text:style-name="P10">Anwender von den System <text:span text:style-name="T5">werden</text:span> Entwickler von FDZ (Prof. Dr. Plenk, Wissenschaftliche Mitarbeiter), Studenten (ohne Programmierkenntnisse) <text:span text:style-name="T5">sowie Industriefirmen sein.</text:span></text:p>
      <text:p text:style-name="P31"><text:soft-page-break/>Um das System in Betrieb zu nehmen erfordert es keine Einstellungen von den Anwender, es muss auf das bestehende Prototyp FDZ bereits eingestellt sein.</text:p>
      <text:p text:style-name="P31">Als Eingabegerät für Bedingung von das System ist nur Computermaus und Tastatur notwendig.</text:p>
      <text:p text:style-name="P31">Ein Anwender muss in der Lage sein, die Zeit von Simulationstransportband einzustellen.</text:p>
      <text:p text:style-name="P31">Ein Anwender muss in der Lage sein, Systemausgaben (Status, Verbindungsstatus, Simulation von Stationen, Log ausgaben) zu verstehen. <text:s text:c="2"/></text:p>
      <text:p text:style-name="P2"/>
      <text:p text:style-name="P6">3.<text:span text:style-name="T1">2</text:span> <text:span text:style-name="T1">Verfügbarkeit</text:span></text:p>
      <text:p text:style-name="P3"/>
      <text:p text:style-name="P11">Es existiert keine <text:span text:style-name="T6">feste</text:span> Betriebszeit.</text:p>
      <text:p text:style-name="P11">Die Anwendung muss kontrolliert Beendet werden, d.h der Zustand der Anwendung muss abgespeichert werden sowie das gesamte „Log“ (mit Datum und Täglich) </text:p>
      <text:p text:style-name="P11">Wiederherstellung nach einen Fehler oder Neustart des Systems (Recovery von Zustand) mit Abfragedialog (Ja/Nein).</text:p>
      <text:p text:style-name="P12">Betrieb in eingeschränkten Modus nicht erforderlich.</text:p>
      <text:p text:style-name="P11">Besonderheiten für die Wartbarkeit ist die Dokumentation von den Code.</text:p>
      <text:p text:style-name="P23">Fehlertoleranz (welche <text:span text:style-name="T7">Fehler</text:span> sind zu erwarten)</text:p>
      <text:p text:style-name="P3"/>
      <text:p text:style-name="P3"/>
      <text:p text:style-name="P6">3.<text:span text:style-name="T1">3</text:span> <text:span text:style-name="T1">Performance</text:span></text:p>
      <text:p text:style-name="P3"/>
      <text:p text:style-name="P13">Die Bewegung von Schlitten/Paletten in Realtime <text:span text:style-name="T3">X</text:span> Sekunden, ein Schnellmodus in <text:s/>Millisekunden Bereich, sowie manuelle Einstellungsmöglichkeit von Anwender.</text:p>
      <text:p text:style-name="P13">Startzeit der Anwendung unter 3 Sekunden.</text:p>
      <text:p text:style-name="P13">Verarbeitungszeit der Daten von der Anwendung in Millisekunden Bereich. </text:p>
      <text:p text:style-name="P13">Das System muss unendlich viele Schlitten/Paletten verarbeiten bzw. Darstellen können.</text:p>
      <text:p text:style-name="P13">Es wird nur ein Transportband gleichzeitig simuliert.</text:p>
      <text:p text:style-name="P13">Das System kann jede Zeit von Anwender gestartet und beendet werden.</text:p>
      <text:p text:style-name="P3"/>
      <text:p text:style-name="P6">3.<text:span text:style-name="T1">4</text:span> <text:span text:style-name="T1">Supportfähigkeit</text:span></text:p>
      <text:p text:style-name="P3"/>
      <text:p text:style-name="P32">Anpassungsfähigkeit an andere Betriebssysteme nicht notwendig.</text:p>
      <text:p text:style-name="P32">Anpassungsfähigkeit an verschiedene Formate des Daten Inputs nicht notwendig.</text:p>
      <text:p text:style-name="P32">Keine Anpassungsfähigkeit an verschiedene Netzwerkkomponente/Interfaces die in der Architektur berücksichtigt werden müssen </text:p>
      <text:p text:style-name="P33">Es werden keine zukünftige Größenzuwächse erwartet, die das System bewältigen muss.</text:p>
      <text:p text:style-name="P32">Transportband konfigurieren.</text:p>
      <text:p text:style-name="P2"/>
      <text:p text:style-name="P2"/>
      <text:p text:style-name="P16">4. System Schnittstellen/Interfaces</text:p>
      <text:p text:style-name="P16"><text:soft-page-break/></text:p>
      <text:p text:style-name="P6"><text:span text:style-name="T1">4</text:span>.<text:span text:style-name="T1">1</text:span> <text:span text:style-name="T1">User Interfaces</text:span></text:p>
      <text:p text:style-name="P17"/>
      <text:p text:style-name="P19"><text:span text:style-name="T1">4</text:span>.<text:span text:style-name="T1">1.1</text:span> <text:span text:style-name="T1">Look &amp; Feel</text:span></text:p>
      <text:p text:style-name="P42"/>
      <text:p text:style-name="P43">In System werden folgende Inhalte dargestellt: Verbindungsstatus zum Übergeordnete <text:span text:style-name="T8">Schnittstelle (</text:span><text:span text:style-name="T4">X</text:span><text:span text:style-name="T8">)</text:span> , Status und Log-Ausgaben, Simulation von Stationen (RO, EA, LA), Simulation von Schlitten ohne/mit Palette in der Stationen, Stau von Schlitten/Paletten. </text:p>
      <text:p text:style-name="P19"/>
      <text:p text:style-name="P19"><text:span text:style-name="T1">4</text:span>.<text:span text:style-name="T1">1.2</text:span> <text:span text:style-name="T1">Layout und Navigationsanforderungen</text:span></text:p>
      <text:p text:style-name="P19"/>
      <text:p text:style-name="P47">Prototyp Skizze und <text:span text:style-name="T9">Beschreibung</text:span> </text:p>
      <text:p text:style-name="P19"/>
      <text:p text:style-name="P19"><text:span text:style-name="T1">4</text:span>.<text:span text:style-name="T1">1.3 Consistency</text:span></text:p>
      <text:p text:style-name="P19"/>
      <text:p text:style-name="P44">Die Anwendung wird in der Auflösung XXX Pixeln dargestellt.</text:p>
      <text:p text:style-name="P44">Es werden keine zusätzlichen Hilfen wie Tooltips angezeigt. </text:p>
      <text:p text:style-name="P19"/>
      <text:p text:style-name="P19"><text:span text:style-name="T1">4</text:span>.<text:span text:style-name="T1">1.4 Benutzer Personalization &amp; Customization Anforderungen</text:span></text:p>
      <text:p text:style-name="P19"/>
      <text:p text:style-name="P44">Der Anwender ist in der Lage nach einen Neustart oder Systemabsturz der Anwendung zu entscheiden den alten Zustand zu herstellen (Abfragedialog Ja/Nein)</text:p>
      <text:p text:style-name="P44">Der Anwender ist in der Lage die Geschwindigkeit der Simulation einzustellen.</text:p>
      <text:p text:style-name="P44">Der Anwender ist in der Lage zusätzliche Stationen einzufügen oder zu löschen.</text:p>
      <text:p text:style-name="P44"/>
      <text:p text:style-name="P19"/>
      <text:p text:style-name="P20"><text:span text:style-name="T1">4</text:span>.<text:span text:style-name="T1">2</text:span> <text:span text:style-name="T1">Schnittstellen zu externen Systemen und Geräten</text:span></text:p>
      <text:p text:style-name="P19"/>
      <text:p text:style-name="P19"><text:span text:style-name="T1">4</text:span>.<text:span text:style-name="T1">2.1 Software Schnittstellen</text:span></text:p>
      <text:p text:style-name="P19"/>
      <text:p text:style-name="P50">XXX</text:p>
      <text:p text:style-name="P19"/>
      <text:p text:style-name="P19"><text:span text:style-name="T1">4</text:span>.<text:span text:style-name="T1">2.2 Hardware Schnittstellen</text:span></text:p>
      <text:p text:style-name="P19"/>
      <text:p text:style-name="P50">XXX</text:p>
      <text:p text:style-name="P19"/>
      <text:p text:style-name="P19"><text:span text:style-name="T1">4</text:span>.<text:span text:style-name="T1">2.3 Kommunikationsschnittstellen</text:span></text:p>
      <text:p text:style-name="P19"/>
      <text:p text:style-name="P50"><text:soft-page-break/>XXX</text:p>
      <text:p text:style-name="P19"/>
      <text:p text:style-name="P18">5. Geschäftsregeln</text:p>
      <text:p text:style-name="P21"/>
      <text:p text:style-name="P37"><text:span text:style-name="T8">5</text:span>.<text:span text:style-name="T2">1</text:span> <text:span text:style-name="T8">Befehle</text:span></text:p>
      <text:p text:style-name="P53">…</text:p>
      <text:p text:style-name="P53"/>
      <text:p text:style-name="P38"><text:span text:style-name="T8">5</text:span>.<text:span text:style-name="T10">2 Status</text:span></text:p>
      <text:p text:style-name="P49">was wird verarbeitet</text:p>
      <text:p text:style-name="P49">auch mehrere anzeigen wenn gleichzeitig verarbeitet werden</text:p>
      <text:p text:style-name="P40"/>
      <text:p text:style-name="P40">5.<text:span text:style-name="T10">3</text:span> Verbindungsstatus</text:p>
      <text:p text:style-name="P48">zum Übergeordneten </text:p>
      <text:p text:style-name="P40"/>
      <text:p text:style-name="P40">5.<text:span text:style-name="T10">4</text:span> Log</text:p>
      <text:p text:style-name="P48">empfangene kommandos (Datum + zeit)</text:p>
      <text:p text:style-name="P48">fehler meldungen</text:p>
      <text:p text:style-name="P40"/>
      <text:p text:style-name="P40">5.<text:span text:style-name="T10">5</text:span> Stationen</text:p>
      <text:p text:style-name="P49">3 Stationen EA, RO, LA</text:p>
      <text:p text:style-name="P49">Stau anzeigen</text:p>
      <text:p text:style-name="P40"/>
      <text:p text:style-name="P40">5.<text:span text:style-name="T10">6</text:span> Schlitten / Palleten</text:p>
      <text:p text:style-name="P49">paletten id</text:p>
      <text:p text:style-name="P49">ID kann erst angezeigt werden nachdem nächste befehlt eingegangen ist → verzögerung der Darstellung</text:p>
      <text:p text:style-name="P41"/>
      <text:p text:style-name="P41">5.7 Datenformat</text:p>
      <text:p text:style-name="P48">tcp socket java, command nr/payload und länge/message id</text:p>
      <text:p text:style-name="P21"/>
      <text:p text:style-name="P18">6. System Randbedingungen</text:p>
      <text:p text:style-name="P21"/>
      <text:p text:style-name="P45">Software Design nach MVC.</text:p>
      <text:p text:style-name="P45">Das System unterstützt Windows <text:span text:style-name="T3">10</text:span> Betriebssystem.</text:p>
      <text:p text:style-name="P45">GUI muss mit JavaFX erstellt werden.</text:p>
      <text:p text:style-name="P45">Das System muss Java Version 1.8 unterstützen.</text:p>
      <text:p text:style-name="P45">Keine weitere Einschränkungen in Entwicklungstools.</text:p>
      <text:p text:style-name="P52">Bibliotheken? Klassen?</text:p>
      <text:p text:style-name="P45">Systemnutzung über lokalen Netztwerk <text:span text:style-name="T3">???</text:span></text:p>
      <text:p text:style-name="P45"><text:soft-page-break/>Ressourcen Limit für das System:</text:p>
      <text:list xml:id="list508266559348775505" text:style-name="L3">
        <text:list-item>
          <text:p text:style-name="P51">RAM</text:p>
        </text:list-item>
        <text:list-item>
          <text:p text:style-name="P51">HDD</text:p>
        </text:list-item>
        <text:list-item>
          <text:p text:style-name="P51">CPU</text:p>
        </text:list-item>
      </text:list>
      <text:p text:style-name="P45"/>
      <text:p text:style-name="P21"/>
      <text:p text:style-name="P18">7. System Compilance</text:p>
      <text:p text:style-name="P21"/>
      <text:p text:style-name="P46">Das System wird zur Zweck Studienarbeit hergestellt und enthält keinen Lizenzierten Inhalt.</text:p>
      <text:p text:style-name="P21"/>
      <text:p text:style-name="P22"/>
      <text:p text:style-name="P22"/>
      <text:p text:style-name="P21"/>
      <text:p text:style-name="P18"/>
      <text:p text:style-name="P18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f5eb8" officeooo:paragraph-rsid="000f5eb8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f5eb8" officeooo:paragraph-rsid="000f5eb8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fa789" officeooo:paragraph-rsid="000fa789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Simulation FDZ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4"><draw:image xlink:href="Pictures/10000201000003200000017318D99EEDA834B783.png" xlink:type="simple" xlink:show="embed" xlink:actuate="onLoad"/></draw:frame>Praktikum Software Entwicklung</text:p>
            </table:table-cell>
          </table:table-row>
          <table:table-row>
            <table:table-cell table:style-name="Tabelle2.A2" office:value-type="string">
              <text:p text:style-name="MP4">Anforderungsanalyse Spezifikation</text:p>
            </table:table-cell>
            <table:table-cell table:style-name="Tabelle2.B2" office:value-type="string">
              <text:p text:style-name="MP5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Bearbeiter</text:p>
            </table:table-cell>
            <table:table-cell table:style-name="Tabelle1.A1" office:value-type="string">
              <text:p text:style-name="MP7"><text:page-number text:select-page="current">5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3-29T19:30:46.958180504</dc:date>
    <meta:editing-duration>PT24M12S</meta:editing-duration>
    <meta:editing-cycles>7</meta:editing-cycles>
    <meta:generator>LibreOffice/5.1.6.2$Linux_X86_64 LibreOffice_project/10m0$Build-2</meta:generator>
    <meta:document-statistic meta:table-count="2" meta:image-count="1" meta:object-count="0" meta:page-count="5" meta:paragraph-count="100" meta:word-count="682" meta:character-count="5254" meta:non-whitespace-character-count="4664"/>
  </office:meta>
</office:document-meta>
</file>